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style="normal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cę przestąpić Jego próg</text:span><text:span text:style-name="T1"><text:line-break/></text:span><text:span text:style-name="T2">ppp</text:span><text:span text:style-name="T1"><text:line-break/></text:span><text:span text:style-name="T1">z dziękczynieniem</text:span><text:span text:style-name="T1"><text:line-break/></text:span><text:span text:style-name="T2">ppp</text:span><text:span text:style-name="T1"><text:line-break/></text:span><text:span text:style-name="T1">w sercu swym</text:span><text:span text:style-name="T1"><text:line-break/></text:span><text:span text:style-name="T2">ppp</text:span><text:span text:style-name="T1"><text:line-break/></text:span><text:span text:style-name="T1">I w przedsionki</text:span><text:span text:style-name="T1"><text:line-break/></text:span><text:span text:style-name="T2">ppp</text:span><text:span text:style-name="T1"><text:line-break/></text:span><text:span text:style-name="T1">Pana wejść Chwaląc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o kolejny nadszedł dzień,</text:span><text:span text:style-name="T1"><text:line-break/></text:span><text:span text:style-name="T2">ppp</text:span><text:span text:style-name="T1"><text:line-break/></text:span><text:span text:style-name="T1">który dał dla mnie Bóg</text:span><text:span text:style-name="T1"><text:line-break/></text:span><text:span text:style-name="T2">ppp</text:span><text:span text:style-name="T1"><text:line-break/></text:span><text:span text:style-name="T1">- Chcę śpiewać Mu,</text:span><text:span text:style-name="T1"><text:line-break/></text:span><text:span text:style-name="T2">ppp</text:span><text:span text:style-name="T1"><text:line-break/></text:span><text:span text:style-name="T1">bo Pan radością mą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3">Pan radością mą,</text:span><text:span text:style-name="T3"><text:line-break/></text:span><text:span text:style-name="T3">Pan radością mą,</text:span><text:span text:style-name="T3"><text:line-break/></text:span><text:span text:style-name="T3">Chcę śpiewać Mu,</text:span><text:span text:style-name="T3"><text:line-break/></text:span><text:span text:style-name="T3">bo Pan radością moją jest.</text:span><text:span text:style-name="T3"><text:line-break/></text:span><text:span text:style-name="T3">Pan radością mą,</text:span><text:span text:style-name="T3"><text:line-break/></text:span><text:span text:style-name="T3">Pan radością mą,</text:span><text:span text:style-name="T3"><text:line-break/></text:span><text:span text:style-name="T3">Chcę śpiewać mu,</text:span><text:span text:style-name="T3"><text:line-break/></text:span><text:span text:style-name="T3">bo Pan radością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19:40</meta:creation-date>
    <dc:creator>Rafał Talacha</dc:creator>
    <dc:date>2008-12-26T22:05:29</dc:date>
    <dc:language>pl-PL</dc:language>
    <meta:editing-cycles>14</meta:editing-cycles>
    <meta:editing-duration>PT6M46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